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o estruturamos a parte de tabelas de devolução para depois amarrar tudo</text:p>
      <text:h text:style-name="Heading_20_6" text:outline-level="6">O ChatGPT disse:</text:h>
      <text:p text:style-name="Text_20_body">Perfeito 👌, faz todo sentido começar pelo <text:span text:style-name="Strong_20_Emphasis">modelo de dados das devoluções</text:span>, porque isso vai guiar as triggers e as integrações com estoque e financeiro depois.</text:p>
      <text:p text:style-name="Text_20_body">Vou propor um esqueleto limpo e <text:span text:style-name="Strong_20_Emphasis">comentado</text:span> das tabelas para <text:span text:style-name="Strong_20_Emphasis">fase 2: vendas</text:span> com suporte a devoluções.</text:p>
      <text:p text:style-name="Horizontal_20_Line"/>
      <text:h text:style-name="Heading_20_2" text:outline-level="2">📦 Estrutura de devoluções</text:h>
      <text:p text:style-name="P2"><text:span text:style-name="Source_20_Text">/* ========================================================</text:span></text:p>
      <text:p text:style-name="P3"><text:span text:style-name="Source_20_Text"><text:s text:c="3"/>Tabela principal de devoluções</text:span></text:p>
      <text:p text:style-name="P3"><text:span text:style-name="Source_20_Text"><text:s text:c="3"/>======================================================== */</text:span></text:p>
      <text:p text:style-name="P3"><text:span text:style-name="Source_20_Text">CREATE TABLE DEVOLUCOES (</text:span></text:p>
      <text:p text:style-name="P3"><text:span text:style-name="Source_20_Text"><text:s text:c="4"/>ID_DEVOLUCAO INT AUTO_INCREMENT PRIMARY KEY,</text:span></text:p>
      <text:p text:style-name="P3"><text:span text:style-name="Source_20_Text"><text:s text:c="4"/>FK_VENDA INT NOT NULL, <text:s text:c="24"/>-- Referência à venda original</text:span></text:p>
      <text:p text:style-name="P3"><text:span text:style-name="Source_20_Text"><text:s text:c="4"/>DATA_DEVOLUCAO DATETIME DEFAULT CURRENT_TIMESTAMP,</text:span></text:p>
      <text:p text:style-name="P3"><text:span text:style-name="Source_20_Text"><text:s text:c="4"/>MOTIVO VARCHAR(500) NULL, <text:s text:c="21"/>-- Ex.: defeito, desistência, etc.</text:span></text:p>
      <text:p text:style-name="P3"><text:span text:style-name="Source_20_Text"><text:s text:c="4"/>VALOR_TOTAL DECIMAL(10,2) NOT NULL DEFAULT 0, <text:s/>-- Valor total da devolução</text:span></text:p>
      <text:p text:style-name="P3"><text:span text:style-name="Source_20_Text"><text:s text:c="4"/>SITUACAO ENUM('ABERTA','FINALIZADA','CANCELADA') DEFAULT 'ABERTA',</text:span></text:p>
      <text:p text:style-name="P3"><text:span text:style-name="Source_20_Text"><text:s text:c="4"/>OBSERVACAO TEXT NULL,</text:span></text:p>
      <text:p text:style-name="P3"><text:span text:style-name="Source_20_Text"><text:s text:c="4"/></text:span></text:p>
      <text:p text:style-name="P3"><text:span text:style-name="Source_20_Text"><text:s text:c="4"/>CONSTRAINT FK_DEVOLUCOES_VENDA</text:span></text:p>
      <text:p text:style-name="P3"><text:span text:style-name="Source_20_Text"><text:s text:c="8"/>FOREIGN KEY (FK_VENDA) REFERENCES VENDAS(ID_VENDA)</text:span></text:p>
      <text:p text:style-name="P4"><text:span text:style-name="Source_20_Text">);</text:span></text:p>
      <text:p text:style-name="Horizontal_20_Line"/>
      <text:p text:style-name="P2"><text:span text:style-name="Source_20_Text">/* ========================================================</text:span></text:p>
      <text:p text:style-name="P3"><text:span text:style-name="Source_20_Text"><text:s text:c="3"/>Itens da devolução</text:span></text:p>
      <text:p text:style-name="P3"><text:span text:style-name="Source_20_Text"><text:s text:c="3"/>======================================================== */</text:span></text:p>
      <text:p text:style-name="P3"><text:span text:style-name="Source_20_Text">CREATE TABLE DEVOLUCOES_ITENS (</text:span></text:p>
      <text:p text:style-name="P3"><text:span text:style-name="Source_20_Text"><text:s text:c="4"/>ID_DEVOLUCAO_ITEM INT AUTO_INCREMENT PRIMARY KEY,</text:span></text:p>
      <text:p text:style-name="P3"><text:span text:style-name="Source_20_Text"><text:s text:c="4"/>FK_DEVOLUCAO INT NOT NULL, <text:s text:c="17"/>-- Vincula à devolução</text:span></text:p>
      <text:p text:style-name="P3"><text:span text:style-name="Source_20_Text"><text:s text:c="4"/>FK_VENDA_ITEM INT NOT NULL, <text:s text:c="16"/>-- Referência ao item original da venda</text:span></text:p>
      <text:p text:style-name="P3"><text:span text:style-name="Source_20_Text"><text:s text:c="4"/>FK_PRODUTO INT NOT NULL, <text:s text:c="19"/>-- Redundância para facilitar relatórios</text:span></text:p>
      <text:p text:style-name="P3"><text:span text:style-name="Source_20_Text"><text:s text:c="4"/>QUANTIDADE DECIMAL(10,2) NOT NULL CHECK(QUANTIDADE &gt; 0),</text:span></text:p>
      <text:p text:style-name="P3"><text:span text:style-name="Source_20_Text"><text:s text:c="4"/>VALOR_UNITARIO DECIMAL(10,2) NOT NULL, <text:s text:c="5"/>-- Preço unitário original de venda</text:span></text:p>
      <text:p text:style-name="P3"><text:span text:style-name="Source_20_Text"><text:s text:c="4"/>VALOR_TOTAL DECIMAL(10,2) NOT NULL, <text:s text:c="8"/>-- QUANTIDADE * VALOR_UNITARIO</text:span></text:p>
      <text:p text:style-name="P3"><text:span text:style-name="Source_20_Text"><text:s text:c="4"/></text:span></text:p>
      <text:p text:style-name="P3"><text:span text:style-name="Source_20_Text"><text:s text:c="4"/>CONSTRAINT FK_DEVOLUCOES_ITENS_DEVOLUCAO</text:span></text:p>
      <text:p text:style-name="P3"><text:span text:style-name="Source_20_Text"><text:s text:c="8"/>FOREIGN KEY (FK_DEVOLUCAO) REFERENCES DEVOLUCOES(ID_DEVOLUCAO),</text:span></text:p>
      <text:p text:style-name="P3"><text:span text:style-name="Source_20_Text"><text:s text:c="4"/></text:span></text:p>
      <text:p text:style-name="P3"><text:span text:style-name="Source_20_Text"><text:s text:c="4"/>CONSTRAINT FK_DEVOLUCOES_ITENS_VENDA_ITEM</text:span></text:p>
      <text:p text:style-name="P3"><text:span text:style-name="Source_20_Text"><text:s text:c="8"/>FOREIGN KEY (FK_VENDA_ITEM) REFERENCES VENDA_ITENS(ID_VENDA_ITEM),</text:span></text:p>
      <text:p text:style-name="P3"><text:span text:style-name="Source_20_Text"><text:s text:c="4"/></text:span></text:p>
      <text:p text:style-name="P3"><text:span text:style-name="Source_20_Text"><text:s text:c="4"/>CONSTRAINT FK_DEVOLUCOES_ITENS_PRODUTO</text:span></text:p>
      <text:p text:style-name="P3"><text:span text:style-name="Source_20_Text"><text:s text:c="8"/>FOREIGN KEY (FK_PRODUTO) REFERENCES PRODUTOS(ID_PRODUTO)</text:span></text:p>
      <text:p text:style-name="P4"><text:span text:style-name="Source_20_Text">);</text:span></text:p>
      <text:p text:style-name="Horizontal_20_Line"/>
      <text:h text:style-name="Heading_20_2" text:outline-level="2"><text:soft-page-break/>🔄 Fluxo esperado</text:h>
      <text:list text:style-name="L1">
        <text:list-item>
          <text:p text:style-name="P5"><text:span text:style-name="Strong_20_Emphasis">Venda registrada normalmente</text:span> → gera <text:span text:style-name="Source_20_Text">VENDA</text:span> + <text:span text:style-name="Source_20_Text">VENDA_ITENS</text:span> + <text:span text:style-name="Source_20_Text">CREDITOS_RECEBER</text:span> + baixa de estoque.</text:p>
        </text:list-item>
        <text:list-item>
          <text:p text:style-name="P5"><text:span text:style-name="Strong_20_Emphasis">Cliente devolve</text:span> produto(s):</text:p>
          <text:list>
            <text:list-item>
              <text:p text:style-name="P5">Criar registro em <text:span text:style-name="Source_20_Text">DEVOLUCOES</text:span> (cabeçalho).</text:p>
            </text:list-item>
            <text:list-item>
              <text:p text:style-name="P5">Inserir em <text:span text:style-name="Source_20_Text">DEVOLUCOES_ITENS</text:span> os itens devolvidos.</text:p>
            </text:list-item>
            <text:list-item>
              <text:p text:style-name="P5">Gerar <text:span text:style-name="Strong_20_Emphasis">movimentação automática de estoque</text:span> (entrada).</text:p>
            </text:list-item>
            <text:list-item>
              <text:p text:style-name="P5">Ajustar título financeiro:</text:p>
              <text:list>
                <text:list-item>
                  <text:p text:style-name="P5">Se pago → gera crédito ou estorno.</text:p>
                </text:list-item>
                <text:list-item>
                  <text:p text:style-name="P5">Se em aberto → recalcula saldo a receber.</text:p>
                </text:list-item>
              </text:list>
            </text:list-item>
          </text:list>
        </text:list-item>
        <text:list-item>
          <text:p text:style-name="P5"><text:span text:style-name="Strong_20_Emphasis">SITUAÇÃO</text:span>:</text:p>
          <text:list>
            <text:list-item>
              <text:p text:style-name="P5"><text:span text:style-name="Source_20_Text">ABERTA</text:span> → em processo de conferência.</text:p>
            </text:list-item>
            <text:list-item>
              <text:p text:style-name="P5"><text:span text:style-name="Source_20_Text">FINALIZADA</text:span> → confirmada, estoque e financeiro já tratados.</text:p>
            </text:list-item>
            <text:list-item>
              <text:p text:style-name="P5"><text:span text:style-name="Source_20_Text">CANCELADA</text:span> → devolução desfeita.</text:p>
            </text:list-item>
          </text:list>
        </text:list-item>
      </text:list>
      <text:p text:style-name="Horizontal_20_Line"/>
      <text:h text:style-name="Heading_20_2" text:outline-level="2">📊 Benefícios desse modelo</text:h>
      <text:list text:style-name="L2">
        <text:list-item>
          <text:p text:style-name="P6"><text:span text:style-name="Strong_20_Emphasis">Histórico limpo</text:span> → <text:span text:style-name="Source_20_Text">VENDA_ITENS</text:span> sempre representa itens vendidos; <text:span text:style-name="Source_20_Text">DEVOLUCOES_ITENS</text:span> sempre itens devolvidos.</text:p>
        </text:list-item>
        <text:list-item>
          <text:p text:style-name="P6"><text:span text:style-name="Strong_20_Emphasis">Rastreabilidade</text:span> → consigo auditar facilmente qual venda originou a devolução.</text:p>
        </text:list-item>
        <text:list-item>
          <text:p text:style-name="P6"><text:span text:style-name="Strong_20_Emphasis">Controle granular</text:span> → devoluções parciais ficam explícitas (só alguns itens retornados).</text:p>
        </text:list-item>
        <text:list-item>
          <text:p text:style-name="P6"><text:span text:style-name="Strong_20_Emphasis">Base pronta</text:span> para relatórios tipo: <text:span text:style-name="Emphasis">“Top produtos devolvidos”, “Clientes com mais devoluções”, etc.</text:span></text:p>
        </text:list-item>
      </text:list>
      <text:p text:style-name="Horizontal_20_Line"/>
      <text:p text:style-name="Text_20_body">👉 Minha sugestão: antes de criar triggers, validamos <text:span text:style-name="Strong_20_Emphasis">se esse modelo cobre todos os cenários</text:span> do teu fluxo real.<text:line-break/>Exemplo:</text:p>
      <text:list text:style-name="L3">
        <text:list-item>
          <text:p text:style-name="P7">Vai existir devolução <text:span text:style-name="Strong_20_Emphasis">sem vínculo a venda</text:span> (ex.: troca por produto defeituoso sem NF)?</text:p>
        </text:list-item>
        <text:list-item>
          <text:p text:style-name="P7">A devolução pode gerar um <text:span text:style-name="Strong_20_Emphasis">crédito</text:span> em vez de estorno financeiro direto?</text:p>
        </text:list-item>
      </text:list>
      <text:p text:style-name="Text_20_body">Quer que eu já desenhe os <text:span text:style-name="Strong_20_Emphasis">cenários de exceção possíveis</text:span> sobre devolução, ou primeiro mantemos só o fluxo simples (amarrado a venda)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29T11:11:22.050922900</dc:date>
    <meta:editing-duration>PT35S</meta:editing-duration>
    <meta:editing-cycles>1</meta:editing-cycles>
    <meta:document-statistic meta:table-count="0" meta:image-count="0" meta:object-count="0" meta:page-count="2" meta:paragraph-count="63" meta:word-count="427" meta:character-count="3468" meta:non-whitespace-character-count="2875"/>
    <meta:generator>LibreOffice/25.2.5.2$Windows_X86_64 LibreOffice_project/03d19516eb2e1dd5d4ccd751a0d6f35f35e08022</meta:generator>
  </office:meta>
</office:document-meta>
</file>